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Vojtěchu,</text:p>
      <text:p text:style-name="Normal">v den zamilovaných bych ti chtěla připomenout, jak vzácné je to, že sdílíme společně kameny duše. Tvá přítomnost v mém životě mi připadá jako dar od archanděla Michaela, který tě chrání. Jsi můj Býk - silný a odhodlaný, tvůj duch Kohouta dodává naší lásce odvahu a tvůj Ořešák přináší moudrost. Tvoje spojení s Michailem, andělem spravedlnosti a síly, mi dodává pocit bezpečí. Díky tobě si každý den připomínám, že i v nejtěžších chvílích existuje naděje a s ní možnost vybudovat něco krásného.</text:p>
      <text:p text:style-name="Normal">Naše spojení, posílené nebem, je svědectvím o síle, která může změnit svět k lepšímu. Děkuji ti, že jsi, Vojtěchu. Ve světle tvého anděla strážného a naše sdílené cesty doufám, že náš vztah bude i nadále kvést a přinést nám i ostatním radost a naději.</text:p>
      <text:p text:style-name="Normal">S láskou na Valentýna,</text:p>
      <text:p text:style-name="Normal">tvoje spřízněná duš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